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67"/></text:span><text:span text:style-name="T2">Assignment - 3</text:span></text:p>
      <text:p text:style-name="P1"><text:span text:style-name="T2">LAN And WAN</text:span><text:span text:style-name="T3"/></text:p>
      <text:p text:style-name="P2"><draw:frame text:anchor-type="as-char" svg:width="163.25mm" svg:height="82.29mm" style:rel-width="scale" style:rel-height="scale"><draw:object-ole xlink:href="OleObj1"/><draw:image xlink:href="ObjectReplacements/OleObj1"/></draw:frame><text:span text:style-name="T3"/></text:p>
      <text:p text:style-name="P2"><text:span text:style-name="T4">Local Area Network</text:span><text:span text:style-name="T5"/></text:p>
      <text:p text:style-name="P3"><text:span text:style-name="T5">A Local Area Network (LAN) connects devices within a limited area, such as an office or home, allowing them to share resources and communicate. </text:span></text:p>
      <text:p text:style-name="P3"><text:span text:style-name="T5">For example, devices connected to a home Wi-Fi network can share files and printers.</text:span></text:p>
      <text:p text:style-name="P3"><text:span text:style-name="T6">Wide Area Network</text:span></text:p>
      <text:p text:style-name="P3"><text:span text:style-name="T7">Wide Area Network (WAN) spans larger distances, connecting devices across cities or countries. The internet is a prime example of a WAN, enabling global communication and access to information.</text:span></text:p>
      <text:p text:style-name="P3"><text:span text:style-name="T7">For examples, a bank, including its branch offices and ATM machines, is another example of an organization using a WAN. The branches may be in multiple U.S. states, or even global locations, but they are all linked through various secure connections. Both bank employees and customers are user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